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5.06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5.498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cccccc"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cccc"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  <style:style style:name="ce36" style:family="table-cell" style:parent-style-name="Default">
      <style:table-cell-properties fo:background-color="#cccccc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7" office:value-type="string" calcext:value-type="string">
            <text:p>한글 제목</text:p>
          </table:table-cell>
          <table:table-cell table:style-name="ce7" office:value-type="string" calcext:value-type="string">
            <text:p>영어 제목</text:p>
          </table:table-cell>
          <table:table-cell table:style-name="ce7" office:value-type="string" calcext:value-type="string">
            <text:p>링크</text:p>
          </table:table-cell>
          <table:table-cell table:style-name="ce7" office:value-type="string" calcext:value-type="string">
            <text:p>출시년도</text:p>
          </table:table-cell>
          <table:table-cell table:style-name="ce7" office:value-type="string" calcext:value-type="string">
            <text:p>장르</text:p>
          </table:table-cell>
          <table:table-cell table:style-name="ce7" office:value-type="string" calcext:value-type="string">
            <text:p>개발사</text:p>
          </table:table-cell>
          <table:table-cell table:style-name="ce7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더 램지</text:p>
          </table:table-cell>
          <table:table-cell table:style-name="ce19" office:value-type="string" calcext:value-type="string">
            <text:p>The Ramsey</text:p>
          </table:table-cell>
          <table:table-cell table:style-name="ce19" office:value-type="string" calcext:value-type="string">
            <text:p><text:a xlink:href="https://store.steampowered.com/app/2108060/_/" xlink:type="simple">https://store.steampowered.com/app/21080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, 퍼즐, 플랫폼</text:p>
          </table:table-cell>
          <table:table-cell table:number-columns-repeated="2" table:style-name="ce19" office:value-type="string" calcext:value-type="string">
            <text:p>IKINA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그레스</text:p>
          </table:table-cell>
          <table:table-cell table:style-name="ce19" office:value-type="string" calcext:value-type="string">
            <text:p>Sagres</text:p>
          </table:table-cell>
          <table:table-cell table:style-name="ce19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역사, 항해, 어드벤처</text:p>
          </table:table-cell>
          <table:table-cell table:style-name="ce19" office:value-type="string" calcext:value-type="string">
            <text:p>ooze</text:p>
          </table:table-cell>
          <table:table-cell table:style-name="ce19" office:value-type="string" calcext:value-type="string">
            <text:p>Kakehashi Games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오구와 비밀의 숲</text:p>
          </table:table-cell>
          <table:table-cell table:style-name="ce19" office:value-type="string" calcext:value-type="string">
            <text:p>Ogu and the Secret Forest</text:p>
          </table:table-cell>
          <table:table-cell table:style-name="ce19" office:value-type="string" calcext:value-type="string">
            <text:p><text:a xlink:href="https://store.steampowered.com/app/1985960/_/" xlink:type="simple">https://store.steampowered.com/app/1985960/_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액션어드벤처, 퍼즐</text:p>
          </table:table-cell>
          <table:table-cell table:style-name="ce19" office:value-type="string" calcext:value-type="string">
            <text:p>Moonlab Studio, Sinkhole Studio</text:p>
          </table:table-cell>
          <table:table-cell table:style-name="ce19" office:value-type="string" calcext:value-type="string">
            <text:p>Sinkhole Studio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장화홍련: 기억의 조각</text:p>
          </table:table-cell>
          <table:table-cell table:style-name="ce20" office:value-type="string" calcext:value-type="string">
            <text:p>Rose and Lotus: Petals of Memories</text:p>
          </table:table-cell>
          <table:table-cell table:style-name="ce20" office:value-type="string" calcext:value-type="string">
            <text:p><text:a xlink:href="https://store.steampowered.com/app/699710/_/" xlink:type="simple">https://store.steampowered.com/app/699710/_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2D, 포인트앤클릭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파이널나이트</text:p>
          </table:table-cell>
          <table:table-cell table:style-name="ce19" office:value-type="string" calcext:value-type="string">
            <text:p>FINAL KNIGHT</text:p>
          </table:table-cell>
          <table:table-cell table:style-name="ce19" office:value-type="string" calcext:value-type="string">
            <text:p><text:a xlink:href="https://store.steampowered.com/app/2072980/_/" xlink:type="simple">https://store.steampowered.com/app/2072980/_/</text:a></text:p>
          </table:table-cell>
          <table:table-cell table:style-name="ce23" office:value-type="string" calcext:value-type="string">
            <text:p>2023Q4 예정</text:p>
          </table:table-cell>
          <table:table-cell table:style-name="ce23" office:value-type="string" calcext:value-type="string">
            <text:p>벨트스크롤, 액션RPG</text:p>
          </table:table-cell>
          <table:table-cell table:style-name="ce19" office:value-type="string" calcext:value-type="string">
            <text:p>2oclocksoft</text:p>
          </table:table-cell>
          <table:table-cell table:style-name="ce19" office:value-type="string" calcext:value-type="string">
            <text:p>GRAVITY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dummy</text:p>
          </table:table-cell>
          <table:table-cell table:number-columns-repeated="2" table:style-name="ce28" office:value-type="string" calcext:value-type="string">
            <text:p>dummy</text:p>
          </table:table-cell>
          <table:table-cell table:number-columns-repeated="2" table:style-name="ce10" office:value-type="string" calcext:value-type="string">
            <text:p>dummy</text:p>
          </table:table-cell>
          <table:table-cell table:style-name="ce26"/>
          <table:table-cell table:style-name="ce36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메트로베니아, 소울라이크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</text:p>
          </table:table-cell>
          <table:table-cell table:style-name="ce2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3인칭, 영구죽음, 어드벤처</text:p>
          </table:table-cell>
          <table:table-cell table:number-columns-repeated="2" table:style-name="ce20" office:value-type="string" calcext:value-type="string">
            <text:p>PUMPKIM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ALTF42</text:p>
          </table:table-cell>
          <table:table-cell table:style-name="ce2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<text:span text:style-name="T1">3인칭, 영구죽음, </text:span>어드벤처</text:p>
          </table:table-cell>
          <table:table-cell table:style-name="ce20" office:value-type="string" calcext:value-type="string">
            <text:p>PUMPKIM</text:p>
          </table:table-cell>
          <table:table-cell table:style-name="ce20" office:value-type="string" calcext:value-type="string">
            <text:p>GRAVIT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고딕, 액션RPG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액션, 로그라이크, 플랫폼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Kill The Crows</text:p>
          </table:table-cell>
          <table:table-cell table:style-name="ce2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탑다운 슈팅</text:p>
          </table:table-cell>
          <table:table-cell table:number-columns-repeated="2" table:style-name="ce20" office:value-type="string" calcext:value-type="string">
            <text:p>5minlab Corp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상점 운영 시뮬레이션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One Day : The Sun Disappeared</text:p>
          </table:table-cell>
          <table:table-cell table:style-name="ce19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3" office:value-type="float" office:value="2016" calcext:value-type="float">
            <text:p>2016</text:p>
          </table:table-cell>
          <table:table-cell table:style-name="ce23" office:value-type="string" calcext:value-type="string">
            <text:p>2D, 액션, 플랫폼, RPG</text:p>
          </table:table-cell>
          <table:table-cell table:number-columns-repeated="2" table:style-name="ce19" office:value-type="string" calcext:value-type="string">
            <text:p>Teemo Soft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덱빌딩, 타워 디펜스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액션, 로그라이크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공포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퍼즐, 플랫폼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퍼즐, 플랫폼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2D, 로그라이트, 액션, 플랫포머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핵앤슬래시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2D, 공포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텍스트, 퍼즐, 어드벤처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소울라이크, 액션RPG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트, 어드벤처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1인칭 공포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19" office:value-type="string" calcext:value-type="string">
            <text:p>White Day2: The Flower That Tells Lies</text:p>
          </table:table-cell>
          <table:table-cell table:style-name="ce19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3" office:value-type="float" office:value="2023" calcext:value-type="float">
            <text:p>2023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Rootnstudio Ltd.</text:p>
          </table:table-cell>
          <table:table-cell table:style-name="ce26"/>
          <table:table-cell table:style-name="ce27"/>
        </table:table-row>
        <table:table-row table:style-name="ro1">
          <table:table-cell table:style-name="ce2" table:content-validation-name="val1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2:list.C43" table:on-update-keep-styles="true" table:on-update-keep-size="false"/>
        <table:database-range table:name="__Anonymous_Sheet_DB__0" table:target-range-address="list.B2:list.H5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00/00/00</text:date>, <text:time style:data-style-name="N2" text:time-value="16:38:09.50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7T16:52:45.890000000</dc:date>
    <meta:editing-duration>PT8H36M28S</meta:editing-duration>
    <meta:editing-cycles>158</meta:editing-cycles>
    <meta:document-statistic meta:table-count="1" meta:cell-count="46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